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Heading_20_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днажды один мой знакомый спросил: «Как можно отобразить древовидную структуру в <text:span text:style-name="T1">qml?</text:span>» Получившейся вариант я уже пытался опубликовать на хабре, но в тот раз проспал инвайт.. Под катом вторая попытка опубликовать таки статью.</text:p>
      <text:h text:style-name="P3" text:outline-level="1">Статья целиком</text:h>
      <text:p text:style-name="P2">Цель: разработать тестовое приложение отображающее древовидную стуктуру в с помощю Qt Quick.<text:line-break/>Результат можно посмотреть на GitHub: <text:a xlink:type="simple" xlink:href="https://github.com/1KoT1/QMLPresentTree">https://github.com/1KoT1/QMLPresentTree</text:a></text:p>
      <text:h text:style-name="Heading_20_2" text:outline-level="2">Структура данных приложения</text:h>
      <text:p text:style-name="P2">В нашем приложении элименты дерева описаны классом TreeItem.</text:p>
      <text:p text:style-name="P2">Свойство content хранит некоторое содержимое элемента. Для тестового приложения вполне подойдёт строка.</text:p>
      <text:p text:style-name="P2">Каждый экземпляр элемента имеет список <text:s/>содержащихся в нём поделементов – childItems. Таким образом строится дерево.</text:p>
      <text:p text:style-name="P2">Свойство isOpen хранит состояние списока вутренних элементов: развёрнут или скрыт</text:p>
      <text:p text:style-name="P2">Свойство hasChild показывает, имеются ли дочерние элемнты. Можно было бы обойтись использованием <text:s/>!item.childItems().isEmpty(), но для простоты далнейшего испоьзования ввёл <text:s/>поле <text:s/>hasChild.<text:line-break/>Код реализующий данный клас см. в . </text:p>
      <text:p text:style-name="P2">В model.h и model.cpp описана модель данных приложения. Модель содержит единственное свойство – дерево элементов.<text:line-break/>В <text:s/>создаю модель, представление и экспортирую модель в qml. Контроллер отсутствует, т. к. нет функционала, кроме отображения.</text:p>
      <text:h text:style-name="Heading_20_2" text:outline-level="2">Отображение дерева в qml</text:h>
      <text:p text:style-name="P2">Теперь переходим к самомоу интересному. Опишим отображение нашей древовидной структуры с помощью qml.</text:p>
      <text:p text:style-name="P2">Главный файл qml содежит следующий код:<text:line-break/></text:p>
      <text:p text:style-name="P2">Основная идея в следующем: Отображаем плоский список элементов первого уровня. Длегат, описыающий элемент содержит плоский список для отображения поделементов. И т. д. По структуре дерева.</text:p>
      <text:p text:style-name="Text_20_body"><text:span text:style-name="T2">Создаю </text:span>ListView и заполняю им всё окно. ListView отображает плоски список и позволяет прокручивать его. В качестве модели укаваю наше дерево. Посути это плоский список элементов, каждый из которых в свою очередь содержит список поделементов. Отображение каждого елемента состоит из вывода содержимого</text:p>
      <text:p text:style-name="Text_20_body"/>
      <text:p text:style-name="Text_20_body">элемента управления, показывающего наличие подэлементов и позволяющего раскрыть список:</text:p>
      <text:p text:style-name="Text_20_body"/>
      <text:p text:style-name="Text_20_body">списка поделементов:</text:p>
      <text:p text:style-name="Text_20_body"/>
      <text:p text:style-name="Text_20_body">Список подэлементов надо отображать только, когда он открыт. Для этого использую элемент <text:s/><text:soft-page-break/>Loader. В закрытом состоянии в него подгружается Empty.qml – прямоуголник размером 0 на 0. Отображение отрытого списка подэлементов описано в TreeItemsList.qml.</text:p>
      <text:p text:style-name="Text_20_body">Рассмотрим его:</text:p>
      <text:p text:style-name="Text_20_body"/>
      <text:p text:style-name="Text_20_body">Построение вертикального списка проиходит с помощью комбинации элементов Column и Repeater. В отличии от <text:s/>ListView Column не позволяет прокручивать содержимое и занимает всё небходимое пространство для отображение внутренних элементов. Прокрутка дерева целиком обеспечивается с помощью ListView в главном файле.</text:p>
      <text:p text:style-name="Text_20_body">Для отображения подэлементов используется тотже делегот, что и в списке верхнего уровня. Таким образом каждый элемент может отобразить свои поэлементы. Вложенность ограничена только системными ресурсами.<text:line-break/>Благодаря использованному подходу выполняется ещё одно важное требование: визуальное дерево строится только для открытых элементов, т. е. не тратятся лишние системные ресур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3M17S</meta:editing-duration>
    <meta:editing-cycles>26</meta:editing-cycles>
    <meta:generator>LibreOffice/3.5$Linux_x86 LibreOffice_project/350m1$Build-2</meta:generator>
    <dc:date>2013-10-10T01:50:14</dc:date>
    <meta:document-statistic meta:table-count="0" meta:image-count="0" meta:object-count="0" meta:page-count="2" meta:paragraph-count="21" meta:word-count="383" meta:character-count="2976" meta:non-whitespace-character-count="2605"/>
    <meta:user-defined meta:name="Info 1"/>
    <meta:user-defined meta:name="Info 2"/>
    <meta:user-defined meta:name="Info 3"/>
    <meta:user-defined meta:name="Info 4"/>
  </office:meta>
</office:document-meta>
</file>